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45cm"/>
    </style:style>
    <style:style style:name="co2" style:family="table-column">
      <style:table-column-properties fo:break-before="auto" style:column-width="4.38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n=50_b=0.1_c=0.1_d=0.1</text:p>
          </table:table-cell>
          <table:table-cell office:value-type="string">
            <text:p>n=50_b=0.1_c=0.2_d=0.1</text:p>
          </table:table-cell>
          <table:table-cell office:value-type="string">
            <text:p>n=50_b=0.1_c=0.3_d=0.1</text:p>
          </table:table-cell>
          <table:table-cell office:value-type="string">
            <text:p>n=50_b=0.1_c=0.8_d=0.1</text:p>
          </table:table-cell>
          <table:table-cell office:value-type="string">
            <text:p>n=50_b=0.1_c=5_d=0.1</text:p>
          </table:table-cell>
          <table:table-cell office:value-type="string">
            <text:p>n=50_b=0.2_c=0.1_d=0.1</text:p>
          </table:table-cell>
          <table:table-cell office:value-type="string">
            <text:p>n=50_b=0.2_c=0.2_d=0.1</text:p>
          </table:table-cell>
          <table:table-cell office:value-type="string">
            <text:p>n=50_b=0.3_c=0.1_d=0.1</text:p>
          </table:table-cell>
          <table:table-cell office:value-type="string">
            <text:p>n=50_b=0.3_c=0.2_d=0.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0.00000023408">
            <text:p>2.34E-007</text:p>
          </table:table-cell>
          <table:table-cell office:value-type="float" office:value="0.0010200154">
            <text:p>0.0010200154</text:p>
          </table:table-cell>
          <table:table-cell office:value-type="float" office:value="0.02118406">
            <text:p>0.02118406</text:p>
          </table:table-cell>
          <table:table-cell office:value-type="float" office:value="1.871708">
            <text:p>1.871708</text:p>
          </table:table-cell>
          <table:table-cell office:value-type="float" office:value="41.35274">
            <text:p>41.35274</text:p>
          </table:table-cell>
          <table:table-cell table:style-name="ce1" office:value-type="float" office:value="0.00000005377448">
            <text:p>5.38E-008</text:p>
          </table:table-cell>
          <table:table-cell table:style-name="ce1" office:value-type="float" office:value="0.00014571025">
            <text:p>1.46E-004</text:p>
          </table:table-cell>
          <table:table-cell table:style-name="ce1" office:value-type="float" office:value="0.00000004985382">
            <text:p>4.99E-008</text:p>
          </table:table-cell>
          <table:table-cell table:style-name="ce1" office:value-type="float" office:value="0.0000505735">
            <text:p>5.06E-00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0.000183482">
            <text:p>1.83E-004</text:p>
          </table:table-cell>
          <table:table-cell office:value-type="float" office:value="0.8498011">
            <text:p>0.8498011</text:p>
          </table:table-cell>
          <table:table-cell office:value-type="float" office:value="29.56912">
            <text:p>29.56912</text:p>
          </table:table-cell>
          <table:table-cell office:value-type="float" office:value="4473.26">
            <text:p>4473.26</text:p>
          </table:table-cell>
          <table:table-cell office:value-type="float" office:value="318086.03">
            <text:p>318086.03</text:p>
          </table:table-cell>
          <table:table-cell table:style-name="ce1" office:value-type="float" office:value="0.00004755046">
            <text:p>4.76E-005</text:p>
          </table:table-cell>
          <table:table-cell office:value-type="float" office:value="0.14263703">
            <text:p>0.14263703</text:p>
          </table:table-cell>
          <table:table-cell table:style-name="ce1" office:value-type="float" office:value="0.00011228192">
            <text:p>1.12E-004</text:p>
          </table:table-cell>
          <table:table-cell office:value-type="float" office:value="0.05879785">
            <text:p>0.0587978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0.000182775">
            <text:p>1.83E-004</text:p>
          </table:table-cell>
          <table:table-cell office:value-type="float" office:value="0.8183513">
            <text:p>0.8183513</text:p>
          </table:table-cell>
          <table:table-cell office:value-type="float" office:value="9.849035">
            <text:p>9.849035</text:p>
          </table:table-cell>
          <table:table-cell office:value-type="float" office:value="56.35699">
            <text:p>56.35699</text:p>
          </table:table-cell>
          <table:table-cell office:value-type="float" office:value="295.961">
            <text:p>295.961</text:p>
          </table:table-cell>
          <table:table-cell table:style-name="ce1" office:value-type="float" office:value="0.00003305794">
            <text:p>3.31E-005</text:p>
          </table:table-cell>
          <table:table-cell office:value-type="float" office:value="0.08494667">
            <text:p>0.08494667</text:p>
          </table:table-cell>
          <table:table-cell table:style-name="ce1" office:value-type="float" office:value="0.00003049269">
            <text:p>3.05E-005</text:p>
          </table:table-cell>
          <table:table-cell office:value-type="float" office:value="0.03833664">
            <text:p>0.0383366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0.000399069">
            <text:p>3.99E-004</text:p>
          </table:table-cell>
          <table:table-cell office:value-type="float" office:value="2.6401095">
            <text:p>2.6401095</text:p>
          </table:table-cell>
          <table:table-cell office:value-type="float" office:value="12.164527">
            <text:p>12.164527</text:p>
          </table:table-cell>
          <table:table-cell office:value-type="float" office:value="72.20804">
            <text:p>72.20804</text:p>
          </table:table-cell>
          <table:table-cell office:value-type="float" office:value="447.9594">
            <text:p>447.9594</text:p>
          </table:table-cell>
          <table:table-cell table:style-name="ce1" office:value-type="float" office:value="0.00008142642">
            <text:p>8.14E-005</text:p>
          </table:table-cell>
          <table:table-cell office:value-type="float" office:value="0.235269">
            <text:p>0.235269</text:p>
          </table:table-cell>
          <table:table-cell table:style-name="ce1" office:value-type="float" office:value="0.00033557398">
            <text:p>3.36E-004</text:p>
          </table:table-cell>
          <table:table-cell office:value-type="float" office:value="0.09233566">
            <text:p>0.0923356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9" table:style-name="ce1" office:value-type="float" office:value="-7.10543E-015">
            <text:p>-7.11E-01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2.58016807">
            <text:p>62.58016807</text:p>
          </table:table-cell>
          <table:table-cell office:value-type="float" office:value="0.089513">
            <text:p>0.089513</text:p>
          </table:table-cell>
          <table:table-cell office:value-type="float" office:value="0.9516426">
            <text:p>0.9516426</text:p>
          </table:table-cell>
          <table:table-cell office:value-type="float" office:value="42.11865">
            <text:p>42.11865</text:p>
          </table:table-cell>
          <table:table-cell office:value-type="float" office:value="696.9904">
            <text:p>696.9904</text:p>
          </table:table-cell>
          <table:table-cell office:value-type="float" office:value="56.7320709">
            <text:p>56.7320709</text:p>
          </table:table-cell>
          <table:table-cell office:value-type="float" office:value="0.09549792">
            <text:p>0.09549792</text:p>
          </table:table-cell>
          <table:table-cell office:value-type="float" office:value="106.619932">
            <text:p>106.619932</text:p>
          </table:table-cell>
          <table:table-cell office:value-type="float" office:value="1.56667083">
            <text:p>1.5666708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.550963">
            <text:p>24.550963</text:p>
          </table:table-cell>
          <table:table-cell office:value-type="float" office:value="8.001722">
            <text:p>8.001722</text:p>
          </table:table-cell>
          <table:table-cell office:value-type="float" office:value="1.0942266">
            <text:p>1.0942266</text:p>
          </table:table-cell>
          <table:table-cell office:value-type="float" office:value="9.938627">
            <text:p>9.938627</text:p>
          </table:table-cell>
          <table:table-cell office:value-type="float" office:value="282.3911">
            <text:p>282.3911</text:p>
          </table:table-cell>
          <table:table-cell office:value-type="float" office:value="36.34242">
            <text:p>36.34242</text:p>
          </table:table-cell>
          <table:table-cell office:value-type="float" office:value="9.850037">
            <text:p>9.850037</text:p>
          </table:table-cell>
          <table:table-cell office:value-type="float" office:value="41.075513">
            <text:p>41.075513</text:p>
          </table:table-cell>
          <table:table-cell office:value-type="float" office:value="14.1737367">
            <text:p>14.173736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.371972">
            <text:p>9.371972</text:p>
          </table:table-cell>
          <table:table-cell office:value-type="float" office:value="13.6946573">
            <text:p>13.6946573</text:p>
          </table:table-cell>
          <table:table-cell office:value-type="float" office:value="18.853836">
            <text:p>18.853836</text:p>
          </table:table-cell>
          <table:table-cell office:value-type="float" office:value="216.7403">
            <text:p>216.7403</text:p>
          </table:table-cell>
          <table:table-cell office:value-type="float" office:value="38273.992">
            <text:p>38273.992</text:p>
          </table:table-cell>
          <table:table-cell office:value-type="float" office:value="6.85764685">
            <text:p>6.85764685</text:p>
          </table:table-cell>
          <table:table-cell office:value-type="float" office:value="8.78948519">
            <text:p>8.78948519</text:p>
          </table:table-cell>
          <table:table-cell office:value-type="float" office:value="563.667404">
            <text:p>563.667404</text:p>
          </table:table-cell>
          <table:table-cell office:value-type="float" office:value="9.971512091">
            <text:p>9.97151209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23.780635">
            <text:p>623.780635</text:p>
          </table:table-cell>
          <table:table-cell office:value-type="float" office:value="1121.834204">
            <text:p>1121.834204</text:p>
          </table:table-cell>
          <table:table-cell office:value-type="float" office:value="755.231808">
            <text:p>755.231808</text:p>
          </table:table-cell>
          <table:table-cell office:value-type="float" office:value="685.52098">
            <text:p>685.52098</text:p>
          </table:table-cell>
          <table:table-cell office:value-type="float" office:value="39613.27">
            <text:p>39613.27</text:p>
          </table:table-cell>
          <table:table-cell office:value-type="float" office:value="105.223718">
            <text:p>105.223718</text:p>
          </table:table-cell>
          <table:table-cell office:value-type="float" office:value="138.787538">
            <text:p>138.787538</text:p>
          </table:table-cell>
          <table:table-cell office:value-type="float" office:value="831.119701">
            <text:p>831.119701</text:p>
          </table:table-cell>
          <table:table-cell office:value-type="float" office:value="2135.336945">
            <text:p>2135.33694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47304.18">
            <text:p>447304.18</text:p>
          </table:table-cell>
          <table:table-cell office:value-type="float" office:value="123865.385">
            <text:p>123865.385</text:p>
          </table:table-cell>
          <table:table-cell office:value-type="float" office:value="113812.61">
            <text:p>113812.61</text:p>
          </table:table-cell>
          <table:table-cell office:value-type="float" office:value="47715.04">
            <text:p>47715.04</text:p>
          </table:table-cell>
          <table:table-cell office:value-type="float" office:value="408657.6">
            <text:p>408657.6</text:p>
          </table:table-cell>
          <table:table-cell office:value-type="float" office:value="701594">
            <text:p>701594</text:p>
          </table:table-cell>
          <table:table-cell office:value-type="float" office:value="161321.61">
            <text:p>161321.61</text:p>
          </table:table-cell>
          <table:table-cell office:value-type="float" office:value="906715.7">
            <text:p>906715.7</text:p>
          </table:table-cell>
          <table:table-cell office:value-type="float" office:value="200967.54">
            <text:p>200967.5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751.805">
            <text:p>4751.805</text:p>
          </table:table-cell>
          <table:table-cell office:value-type="float" office:value="2473.723">
            <text:p>2473.723</text:p>
          </table:table-cell>
          <table:table-cell office:value-type="float" office:value="2439.597">
            <text:p>2439.597</text:p>
          </table:table-cell>
          <table:table-cell office:value-type="float" office:value="2782.2141">
            <text:p>2782.2141</text:p>
          </table:table-cell>
          <table:table-cell office:value-type="float" office:value="3079.366">
            <text:p>3079.366</text:p>
          </table:table-cell>
          <table:table-cell office:value-type="float" office:value="4678.663">
            <text:p>4678.663</text:p>
          </table:table-cell>
          <table:table-cell office:value-type="float" office:value="2253.268">
            <text:p>2253.268</text:p>
          </table:table-cell>
          <table:table-cell office:value-type="float" office:value="4408.864">
            <text:p>4408.864</text:p>
          </table:table-cell>
          <table:table-cell office:value-type="float" office:value="2130.0836">
            <text:p>2130.083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5913.1993563">
            <text:p>1975913.1993563</text:p>
          </table:table-cell>
          <table:table-cell office:value-type="float" office:value="1775.2758">
            <text:p>1775.2758</text:p>
          </table:table-cell>
          <table:table-cell office:value-type="float" office:value="202407.062">
            <text:p>202407.062</text:p>
          </table:table-cell>
          <table:table-cell office:value-type="float" office:value="1100860.9">
            <text:p>1100860.9</text:p>
          </table:table-cell>
          <table:table-cell table:style-name="ce1" office:value-type="float" office:value="80084350">
            <text:p>8.01E+007</text:p>
          </table:table-cell>
          <table:table-cell office:value-type="float" office:value="5422379.227478">
            <text:p>5422379.227478</text:p>
          </table:table-cell>
          <table:table-cell office:value-type="float" office:value="1127100.0628">
            <text:p>1127100.0628</text:p>
          </table:table-cell>
          <table:table-cell office:value-type="float" office:value="9515045.07023007">
            <text:p>9515045.07023007</text:p>
          </table:table-cell>
          <table:table-cell office:value-type="float" office:value="1490.32704">
            <text:p>1490.3270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6.6314884">
            <text:p>56.6314884</text:p>
          </table:table-cell>
          <table:table-cell office:value-type="float" office:value="10.663612">
            <text:p>10.663612</text:p>
          </table:table-cell>
          <table:table-cell office:value-type="float" office:value="25.62752">
            <text:p>25.62752</text:p>
          </table:table-cell>
          <table:table-cell office:value-type="float" office:value="218.8627">
            <text:p>218.8627</text:p>
          </table:table-cell>
          <table:table-cell office:value-type="float" office:value="1236.7857">
            <text:p>1236.7857</text:p>
          </table:table-cell>
          <table:table-cell office:value-type="float" office:value="51.475395">
            <text:p>51.475395</text:p>
          </table:table-cell>
          <table:table-cell office:value-type="float" office:value="30.69042">
            <text:p>30.69042</text:p>
          </table:table-cell>
          <table:table-cell office:value-type="float" office:value="60.2234464">
            <text:p>60.2234464</text:p>
          </table:table-cell>
          <table:table-cell office:value-type="float" office:value="25.336582">
            <text:p>25.33658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15647215">
            <text:p>0.0015647215</text:p>
          </table:table-cell>
          <table:table-cell office:value-type="float" office:value="0.002252461">
            <text:p>0.002252461</text:p>
          </table:table-cell>
          <table:table-cell office:value-type="float" office:value="0.02315924">
            <text:p>0.02315924</text:p>
          </table:table-cell>
          <table:table-cell office:value-type="float" office:value="1.0513767">
            <text:p>1.0513767</text:p>
          </table:table-cell>
          <table:table-cell office:value-type="float" office:value="33.15776">
            <text:p>33.15776</text:p>
          </table:table-cell>
          <table:table-cell office:value-type="float" office:value="0.002495548">
            <text:p>0.002495548</text:p>
          </table:table-cell>
          <table:table-cell office:value-type="float" office:value="0.0012902504">
            <text:p>0.0012902504</text:p>
          </table:table-cell>
          <table:table-cell office:value-type="float" office:value="0.009330676">
            <text:p>0.009330676</text:p>
          </table:table-cell>
          <table:table-cell office:value-type="float" office:value="0.0016214495">
            <text:p>0.001621449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5.5671">
            <text:p>105.5671</text:p>
          </table:table-cell>
          <table:table-cell office:value-type="float" office:value="42.52456">
            <text:p>42.52456</text:p>
          </table:table-cell>
          <table:table-cell office:value-type="float" office:value="21.36685">
            <text:p>21.36685</text:p>
          </table:table-cell>
          <table:table-cell office:value-type="float" office:value="57.25012">
            <text:p>57.25012</text:p>
          </table:table-cell>
          <table:table-cell office:value-type="float" office:value="311.2204">
            <text:p>311.2204</text:p>
          </table:table-cell>
          <table:table-cell office:value-type="float" office:value="215.74274">
            <text:p>215.74274</text:p>
          </table:table-cell>
          <table:table-cell office:value-type="float" office:value="54.24274">
            <text:p>54.24274</text:p>
          </table:table-cell>
          <table:table-cell office:value-type="float" office:value="113.53977">
            <text:p>113.53977</text:p>
          </table:table-cell>
          <table:table-cell office:value-type="float" office:value="50.30856">
            <text:p>50.3085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6.670061">
            <text:p>26.670061</text:p>
          </table:table-cell>
          <table:table-cell office:value-type="float" office:value="7.5614026">
            <text:p>7.5614026</text:p>
          </table:table-cell>
          <table:table-cell office:value-type="float" office:value="4.7257255">
            <text:p>4.7257255</text:p>
          </table:table-cell>
          <table:table-cell office:value-type="float" office:value="7.978886">
            <text:p>7.978886</text:p>
          </table:table-cell>
          <table:table-cell office:value-type="float" office:value="23.32361">
            <text:p>23.32361</text:p>
          </table:table-cell>
          <table:table-cell office:value-type="float" office:value="24.918287">
            <text:p>24.918287</text:p>
          </table:table-cell>
          <table:table-cell office:value-type="float" office:value="13.507344">
            <text:p>13.507344</text:p>
          </table:table-cell>
          <table:table-cell office:value-type="float" office:value="27.27639">
            <text:p>27.27639</text:p>
          </table:table-cell>
          <table:table-cell office:value-type="float" office:value="11.002228">
            <text:p>11.00222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.370488">
            <text:p>3.370488</text:p>
          </table:table-cell>
          <table:table-cell office:value-type="float" office:value="1.30957944">
            <text:p>1.30957944</text:p>
          </table:table-cell>
          <table:table-cell office:value-type="float" office:value="0.2318271">
            <text:p>0.2318271</text:p>
          </table:table-cell>
          <table:table-cell office:value-type="float" office:value="1.607976">
            <text:p>1.607976</text:p>
          </table:table-cell>
          <table:table-cell office:value-type="float" office:value="18.557068">
            <text:p>18.557068</text:p>
          </table:table-cell>
          <table:table-cell office:value-type="float" office:value="5.096973">
            <text:p>5.096973</text:p>
          </table:table-cell>
          <table:table-cell office:value-type="float" office:value="1.21894197">
            <text:p>1.21894197</text:p>
          </table:table-cell>
          <table:table-cell office:value-type="float" office:value="2.5890643">
            <text:p>2.5890643</text:p>
          </table:table-cell>
          <table:table-cell office:value-type="float" office:value="1.5790712">
            <text:p>1.57907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.74664">
            <text:p>19.74664</text:p>
          </table:table-cell>
          <table:table-cell office:value-type="float" office:value="1.1647324">
            <text:p>1.1647324</text:p>
          </table:table-cell>
          <table:table-cell office:value-type="float" office:value="0.7394535">
            <text:p>0.7394535</text:p>
          </table:table-cell>
          <table:table-cell office:value-type="float" office:value="5.999837">
            <text:p>5.999837</text:p>
          </table:table-cell>
          <table:table-cell office:value-type="float" office:value="56.99926">
            <text:p>56.99926</text:p>
          </table:table-cell>
          <table:table-cell office:value-type="float" office:value="15.943451">
            <text:p>15.943451</text:p>
          </table:table-cell>
          <table:table-cell office:value-type="float" office:value="4.4678711">
            <text:p>4.4678711</text:p>
          </table:table-cell>
          <table:table-cell office:value-type="float" office:value="10.534083">
            <text:p>10.534083</text:p>
          </table:table-cell>
          <table:table-cell office:value-type="float" office:value="4.76384">
            <text:p>4.7638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7.103591">
            <text:p>27.103591</text:p>
          </table:table-cell>
          <table:table-cell office:value-type="float" office:value="1.3939151">
            <text:p>1.3939151</text:p>
          </table:table-cell>
          <table:table-cell office:value-type="float" office:value="1.657451">
            <text:p>1.657451</text:p>
          </table:table-cell>
          <table:table-cell office:value-type="float" office:value="3.491741">
            <text:p>3.491741</text:p>
          </table:table-cell>
          <table:table-cell office:value-type="float" office:value="20.32816">
            <text:p>20.32816</text:p>
          </table:table-cell>
          <table:table-cell office:value-type="float" office:value="12.66289">
            <text:p>12.66289</text:p>
          </table:table-cell>
          <table:table-cell office:value-type="float" office:value="3.2397063">
            <text:p>3.2397063</text:p>
          </table:table-cell>
          <table:table-cell office:value-type="float" office:value="3.1316208">
            <text:p>3.1316208</text:p>
          </table:table-cell>
          <table:table-cell office:value-type="float" office:value="4.7993331">
            <text:p>4.799333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7037919">
            <text:p>0.7037919</text:p>
          </table:table-cell>
          <table:table-cell office:value-type="float" office:value="0.3134916">
            <text:p>0.3134916</text:p>
          </table:table-cell>
          <table:table-cell office:value-type="float" office:value="0.6559257">
            <text:p>0.6559257</text:p>
          </table:table-cell>
          <table:table-cell office:value-type="float" office:value="2.538613">
            <text:p>2.538613</text:p>
          </table:table-cell>
          <table:table-cell office:value-type="float" office:value="25278.48">
            <text:p>25278.48</text:p>
          </table:table-cell>
          <table:table-cell office:value-type="float" office:value="0.6294427">
            <text:p>0.6294427</text:p>
          </table:table-cell>
          <table:table-cell office:value-type="float" office:value="0.4291445">
            <text:p>0.4291445</text:p>
          </table:table-cell>
          <table:table-cell office:value-type="float" office:value="0.603516">
            <text:p>0.603516</text:p>
          </table:table-cell>
          <table:table-cell office:value-type="float" office:value="0.429029">
            <text:p>0.42902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.34647180000216">
            <text:p>6.3464718</text:p>
          </table:table-cell>
          <table:table-cell office:value-type="float" office:value="3.4549109364555">
            <text:p>3.4549109365</text:p>
          </table:table-cell>
          <table:table-cell office:value-type="float" office:value="1.82214615632">
            <text:p>1.8221461563</text:p>
          </table:table-cell>
          <table:table-cell office:value-type="float" office:value="4.326404">
            <text:p>4.326404</text:p>
          </table:table-cell>
          <table:table-cell office:value-type="float" office:value="66.73608">
            <text:p>66.73608</text:p>
          </table:table-cell>
          <table:table-cell office:value-type="float" office:value="9.00867210015106">
            <text:p>9.0086721002</text:p>
          </table:table-cell>
          <table:table-cell office:value-type="float" office:value="4.2577712">
            <text:p>4.2577712</text:p>
          </table:table-cell>
          <table:table-cell office:value-type="float" office:value="12.9711396">
            <text:p>12.9711396</text:p>
          </table:table-cell>
          <table:table-cell office:value-type="float" office:value="3.40566640005924">
            <text:p>3.405666400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.4105071">
            <text:p>13.4105071</text:p>
          </table:table-cell>
          <table:table-cell office:value-type="float" office:value="6.38678000806">
            <text:p>6.3867800081</text:p>
          </table:table-cell>
          <table:table-cell office:value-type="float" office:value="2.818280703">
            <text:p>2.818280703</text:p>
          </table:table-cell>
          <table:table-cell office:value-type="float" office:value="4.222553">
            <text:p>4.222553</text:p>
          </table:table-cell>
          <table:table-cell office:value-type="float" office:value="71.62214">
            <text:p>71.62214</text:p>
          </table:table-cell>
          <table:table-cell office:value-type="float" office:value="8.4510727">
            <text:p>8.4510727</text:p>
          </table:table-cell>
          <table:table-cell office:value-type="float" office:value="9.76880318">
            <text:p>9.76880318</text:p>
          </table:table-cell>
          <table:table-cell office:value-type="float" office:value="13.1807097">
            <text:p>13.1807097</text:p>
          </table:table-cell>
          <table:table-cell office:value-type="float" office:value="4.228725811">
            <text:p>4.22872581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.7142246">
            <text:p>1.7142246</text:p>
          </table:table-cell>
          <table:table-cell office:value-type="float" office:value="0.8115788">
            <text:p>0.8115788</text:p>
          </table:table-cell>
          <table:table-cell office:value-type="float" office:value="1.319376">
            <text:p>1.319376</text:p>
          </table:table-cell>
          <table:table-cell office:value-type="float" office:value="1.727982">
            <text:p>1.727982</text:p>
          </table:table-cell>
          <table:table-cell office:value-type="float" office:value="5.337201">
            <text:p>5.337201</text:p>
          </table:table-cell>
          <table:table-cell office:value-type="float" office:value="2.7187723">
            <text:p>2.7187723</text:p>
          </table:table-cell>
          <table:table-cell office:value-type="float" office:value="0.607352">
            <text:p>0.607352</text:p>
          </table:table-cell>
          <table:table-cell office:value-type="float" office:value="1.8202266">
            <text:p>1.8202266</text:p>
          </table:table-cell>
          <table:table-cell office:value-type="float" office:value="0.45481">
            <text:p>0.4548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0.14867">
            <text:p>60.14867</text:p>
          </table:table-cell>
          <table:table-cell office:value-type="float" office:value="21.37992">
            <text:p>21.37992</text:p>
          </table:table-cell>
          <table:table-cell office:value-type="float" office:value="36.25525">
            <text:p>36.25525</text:p>
          </table:table-cell>
          <table:table-cell office:value-type="float" office:value="60.85679">
            <text:p>60.85679</text:p>
          </table:table-cell>
          <table:table-cell office:value-type="float" office:value="248.812">
            <text:p>248.812</text:p>
          </table:table-cell>
          <table:table-cell office:value-type="float" office:value="70.11402">
            <text:p>70.11402</text:p>
          </table:table-cell>
          <table:table-cell office:value-type="float" office:value="35.54593">
            <text:p>35.54593</text:p>
          </table:table-cell>
          <table:table-cell office:value-type="float" office:value="73.58204">
            <text:p>73.58204</text:p>
          </table:table-cell>
          <table:table-cell office:value-type="float" office:value="26.77589">
            <text:p>26.7758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8">18/12/2013</text:date>, <text:time>23:1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18T23:18:12.90</dc:date>
    <dc:creator>Mirjam Skarica</dc:creator>
    <meta:generator>OpenOffice/4.0.1$Win32 OpenOffice.org_project/401m5$Build-9714</meta:generator>
    <meta:document-statistic meta:table-count="1" meta:cell-count="249" meta:object-count="0"/>
  </office:meta>
</office:document-meta>
</file>